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202cm" style:rel-column-width="31621*"/>
    </style:style>
    <style:style style:name="Table1.B" style:family="table-column">
      <style:table-column-properties style:column-width="4.551cm" style:rel-column-width="17544*"/>
    </style:style>
    <style:style style:name="Table1.C" style:family="table-column">
      <style:table-column-properties style:column-width="4.246cm" style:rel-column-width="1637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fo:line-height="150%" fo:text-indent="0cm" style:auto-text-indent="false" style:text-autospace="none"/>
      <style:text-properties style:font-name="Times New Roman1" fo:font-size="12pt" fo:language="es" fo:country="ES" style:font-size-asian="12pt" style:language-asian="es" style:country-asian="ES" style:font-size-complex="12pt"/>
    </style:style>
    <style:style style:name="P3" style:family="paragraph" style:parent-style-name="Standard">
      <style:paragraph-properties fo:margin-left="0cm" fo:margin-right="0cm" fo:margin-top="0cm" fo:margin-bottom="0cm" fo:line-height="150%" fo:text-indent="0cm" style:auto-text-indent="false" style:text-autospace="none"/>
      <style:text-properties style:font-name="Times New Roman1" fo:font-size="12pt" fo:font-weight="bold" style:font-size-asian="12pt" style:language-asian="es" style:country-asian="ES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50%" fo:text-indent="0cm" style:auto-text-indent="false" style:text-autospace="none"/>
      <style:text-properties style:font-name="Times New Roman1" fo:font-size="12pt" style:font-size-asian="12pt" style:language-asian="es" style:country-asian="ES" style:font-size-complex="12pt"/>
    </style:style>
    <style:style style:name="P5" style:family="paragraph" style:parent-style-name="Standard">
      <style:paragraph-properties fo:margin-left="0cm" fo:margin-right="0cm" fo:margin-top="0cm" fo:margin-bottom="0cm" fo:line-height="150%" fo:text-indent="0cm" style:auto-text-indent="false" style:text-autospace="none"/>
      <style:text-properties style:font-name="Times New Roman1" fo:font-size="12pt" fo:font-style="italic" style:font-size-asian="12pt" style:language-asian="es" style:country-asian="ES" style:font-style-asian="italic" style:font-size-complex="12pt" style:font-style-complex="italic"/>
    </style:style>
    <style:style style:name="P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style:text-autospace="none"/>
      <style:text-properties style:font-name="Times New Roman1" fo:font-size="12pt" fo:font-style="italic" style:font-size-asian="12pt" style:language-asian="es" style:country-asian="ES" style:font-style-asian="italic" style:font-size-complex="12pt" style:font-style-complex="italic"/>
    </style:style>
    <style:style style:name="P7" style:family="paragraph" style:parent-style-name="Standard">
      <style:paragraph-properties fo:margin-left="0cm" fo:margin-right="0cm" fo:margin-top="0cm" fo:margin-bottom="0cm" fo:line-height="150%" fo:text-indent="0cm" style:auto-text-indent="false" style:text-autospace="none"/>
      <style:text-properties style:font-name="Times New Roman1" fo:font-size="12pt" fo:font-style="italic" fo:font-weight="normal" style:font-size-asian="12pt" style:language-asian="es" style:country-asian="ES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style:text-autospace="none"/>
      <style:text-properties style:font-name="Times New Roman1" fo:font-size="12pt" fo:font-style="italic" fo:font-weight="bold" style:font-size-asian="12pt" style:language-asian="es" style:country-asian="ES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50%" fo:text-indent="0cm" style:auto-text-indent="false" style:text-autospace="none"/>
      <style:text-properties style:font-name="Times New Roman1" fo:font-size="12pt" fo:font-weight="normal" style:font-size-asian="12pt" style:language-asian="es" style:country-asian="ES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Times New Roman1" fo:font-size="14pt" fo:font-weight="bold" style:font-size-asian="14pt" style:language-asian="es" style:country-asian="ES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50%" fo:text-indent="0cm" style:auto-text-indent="false" style:text-autospace="none"/>
      <style:text-properties fo:font-size="12pt" style:font-size-asian="12pt" style:font-size-complex="12pt"/>
    </style:style>
    <style:style style:name="P12" style:family="paragraph" style:parent-style-name="Table_20_Contents">
      <style:text-properties style:font-name="Times New Roman1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 style:list-style-name="L1">
      <style:paragraph-properties fo:margin-left="0cm" fo:margin-right="0cm" fo:margin-top="0cm" fo:margin-bottom="0cm" fo:line-height="150%" fo:text-indent="0cm" style:auto-text-indent="false" style:text-autospace="none"/>
      <style:text-properties style:font-name="Times New Roman1" fo:font-size="12pt" fo:font-style="italic" fo:font-weight="normal" style:font-size-asian="12pt" style:language-asian="es" style:country-asian="ES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L2">
      <style:paragraph-properties fo:margin-left="0cm" fo:margin-right="0cm" fo:margin-top="0cm" fo:margin-bottom="0cm" fo:line-height="150%" fo:text-indent="0cm" style:auto-text-indent="false" style:text-autospace="none"/>
      <style:text-properties style:font-name="Times New Roman1" fo:font-size="12pt" fo:font-style="italic" style:font-size-asian="12pt" style:language-asian="es" style:country-asian="ES" style:font-style-asian="italic" style:font-size-complex="12pt" style:font-style-complex="italic"/>
    </style:style>
    <style:style style:name="P18" style:family="paragraph" style:parent-style-name="Standard" style:list-style-name="L3">
      <style:paragraph-properties fo:margin-left="0cm" fo:margin-right="0cm" fo:margin-top="0cm" fo:margin-bottom="0cm" fo:line-height="150%" fo:text-indent="0cm" style:auto-text-indent="false" style:text-autospace="none"/>
      <style:text-properties style:font-name="Times New Roman1" fo:font-size="12pt" fo:font-style="italic" style:font-size-asian="12pt" style:language-asian="es" style:country-asian="ES" style:font-style-asian="italic" style:font-size-complex="12pt" style:font-style-complex="italic"/>
    </style:style>
    <style:style style:name="P1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style:text-autospace="none"/>
      <style:text-properties style:font-name="Times New Roman1" fo:font-size="12pt" fo:font-style="italic" style:font-size-asian="12pt" style:language-asian="es" style:country-asian="ES" style:font-style-asian="italic" style:font-size-complex="12pt" style:font-style-complex="italic"/>
    </style:style>
    <style:style style:name="P20" style:family="paragraph" style:parent-style-name="Standard" style:list-style-name="L3">
      <style:paragraph-properties fo:margin-left="0cm" fo:margin-right="0cm" fo:margin-top="0cm" fo:margin-bottom="0cm" fo:line-height="150%" fo:text-indent="0cm" style:auto-text-indent="false" style:text-autospace="none"/>
      <style:text-properties style:font-name="Times New Roman1" fo:font-size="12pt" style:font-size-asian="12pt" style:language-asian="es" style:country-asian="ES" style:font-size-complex="12pt"/>
    </style:style>
    <style:style style:name="P21" style:family="paragraph" style:parent-style-name="Standard">
      <style:paragraph-properties fo:margin-left="0cm" fo:margin-right="0cm" fo:margin-top="0cm" fo:margin-bottom="0cm" fo:line-height="150%" fo:text-indent="0cm" style:auto-text-indent="false" style:text-autospace="none"/>
      <style:text-properties style:font-name="Times New Roman1" fo:font-size="12pt" fo:font-weight="bold" style:font-size-asian="12pt" style:language-asian="es" style:country-asian="ES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ón de estudio de factibilidad y viabilidad</text:p>
      <text:p text:style-name="P10"/>
      <text:p text:style-name="P11">Identificación del Proyecto: Sistema de facturacion de podas</text:p>
      <text:p text:style-name="P4">Encargado (s): Ellen Mendez – Pedro Flores</text:p>
      <text:p text:style-name="P3"/>
      <text:p text:style-name="P3">Alcance del Sistema</text:p>
      <text:p text:style-name="P6">Las empresas se dedican a la prestacion de servicios para las actividades de poda de arboles para una empresa contratante a nivel nacional.</text:p>
      <text:p text:style-name="P6">El sistema solicitado se basa en el registro de los Ordenes de trabajo distribuidos a distintas empresas contratistas para la generacion de las facturas correspondientes para cada cobro de los trabajos.</text:p>
      <text:p text:style-name="P6">Los trabajos y precios estan limitados a la licitacion vigente en cada periodo y a la vigencia de cada contrato y la disponibilidad presupuestaria de la empresa contratante.</text:p>
      <text:p text:style-name="P6">El objetivo principal del sistema es la de proporcionar datos instantaneos y gerenciales a travez de informes estadisticos de los trabajos realizados.</text:p>
      <text:p text:style-name="P5"/>
      <text:p text:style-name="P3">Estudio de la situacion actual</text:p>
      <text:p text:style-name="P6">Actualmente se dispone de un sistema basico de registro de Ordenes de trabajos en una arquitectura cliente-servidor dentro del departamento de la empresa contratante. Algunos empresas contratistas posee el mismo sistema con la misma arquitectura pero con una base de datos exclusiva.</text:p>
      <text:p text:style-name="P6">El sistema se basa un entorno de ventanas y esta limitado exclusivamente a trabajar en entornos con sistema operativo Windows.</text:p>
      <text:p text:style-name="P6">El principal problema que surge es la sincronizacion de los datos en ambas partes.</text:p>
      <text:p text:style-name="P3"/>
      <text:p text:style-name="P3">Definicion de principales funcionalidades</text:p>
      <text:p text:style-name="P7">Las principales funcionalidades del sistema son:</text:p>
      <text:list xml:id="list443609289" text:style-name="L1">
        <text:list-item>
          <text:p text:style-name="P16">Registro y control de Ordenes de trabajo ejecutados.</text:p>
        </text:list-item>
        <text:list-item>
          <text:p text:style-name="P16">Control de fiscalizacion de los trabajos ejecutados</text:p>
        </text:list-item>
        <text:list-item>
          <text:p text:style-name="P16">Emision de reportes de facturacion diaria y mensual de acuerdo a los trabajos realizados por las empresas.</text:p>
        </text:list-item>
        <text:list-item>
          <text:p text:style-name="P16">Administracion de variables como sueldo minimo y combustible, los cuales son variables que afectan directamente el costo del trabajo definido en la licitacion.</text:p>
        </text:list-item>
        <text:list-item>
          <text:p text:style-name="P16"><text:soft-page-break/>Generacion de reportes gerenciales y estadisticos de trabajos realizados durante un periodo.</text:p>
        </text:list-item>
        <text:list-item>
          <text:p text:style-name="P16">Importacion de datos al sistema.</text:p>
        </text:list-item>
      </text:list>
      <text:p text:style-name="P9"/>
      <text:p text:style-name="P3">Estudio de alternativas de solucion</text:p>
      <text:p text:style-name="P8">Alternativa 1: Implementacion de una arquitectura web con distintos niveles de acceso para los distintos usuarios del sistema</text:p>
      <text:list xml:id="list303906530" text:style-name="L2">
        <text:list-item>
          <text:p text:style-name="P17">Disponibilidad de servidor exclusivo con acceso a Internet para el acceso de todas las partes involucradas en el proceso.</text:p>
        </text:list-item>
        <text:list-item>
          <text:p text:style-name="P17">Implementacion de mecanismos de seguridad para asegurar la consistencia del sistema y los accesos.</text:p>
        </text:list-item>
        <text:list-item>
          <text:p text:style-name="P17">Acceso de los clientes independiente de la plataforma con el requerimiento de acceso a travez de un navegador y conexiones a Internet.</text:p>
        </text:list-item>
        <text:list-item>
          <text:p text:style-name="P17">Sincronizacion de la informacion</text:p>
        </text:list-item>
      </text:list>
      <text:p text:style-name="P5"/>
      <text:p text:style-name="P8">Alternativa 2: Implementacion de arquitectura cliente-servidor solo para el departamento contratante</text:p>
      <text:list xml:id="list1414473161" text:style-name="L3">
        <text:list-item>
          <text:p text:style-name="P18">Manejo de la informacion solo por un rango especifico de involucrados.</text:p>
        </text:list-item>
        <text:list-item>
          <text:p text:style-name="P18">Todas las operaciones son realizadas y gestionadas por la empresa contratante.</text:p>
          <text:p text:style-name="P20"/>
        </text:list-item>
      </text:list>
      <text:p text:style-name="P3">Valoracion de alternativ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Alternativa 1</text:p>
          </table:table-cell>
          <table:table-cell table:style-name="Table1.C1" office:value-type="string">
            <text:p text:style-name="P14">Alternativa 2</text:p>
          </table:table-cell>
        </table:table-row>
        <table:table-row>
          <table:table-cell table:style-name="Table1.A2" office:value-type="string">
            <text:p text:style-name="P15">Acceso a la informacion por las diferentes partes</text:p>
          </table:table-cell>
          <table:table-cell table:style-name="Table1.A2" office:value-type="string">
            <text:p text:style-name="P13">SI</text:p>
          </table:table-cell>
          <table:table-cell table:style-name="Table1.C2" office:value-type="string">
            <text:p text:style-name="P13">NO</text:p>
          </table:table-cell>
        </table:table-row>
        <table:table-row>
          <table:table-cell table:style-name="Table1.A2" office:value-type="string">
            <text:p text:style-name="P15">Centralizacion de la informacion</text:p>
          </table:table-cell>
          <table:table-cell table:style-name="Table1.A2" office:value-type="string">
            <text:p text:style-name="P13">SI</text:p>
          </table:table-cell>
          <table:table-cell table:style-name="Table1.C2" office:value-type="string">
            <text:p text:style-name="P13">SI</text:p>
          </table:table-cell>
        </table:table-row>
        <table:table-row>
          <table:table-cell table:style-name="Table1.A2" office:value-type="string">
            <text:p text:style-name="P15">Incremento de la infraestructura actual </text:p>
          </table:table-cell>
          <table:table-cell table:style-name="Table1.A2" office:value-type="string">
            <text:p text:style-name="P13">SI</text:p>
          </table:table-cell>
          <table:table-cell table:style-name="Table1.C2" office:value-type="string">
            <text:p text:style-name="P13">NO</text:p>
          </table:table-cell>
        </table:table-row>
        <table:table-row>
          <table:table-cell table:style-name="Table1.A2" office:value-type="string">
            <text:p text:style-name="P15">Manejo de responsabilidad según los usuario</text:p>
          </table:table-cell>
          <table:table-cell table:style-name="Table1.A2" office:value-type="string">
            <text:p text:style-name="P13">SI</text:p>
          </table:table-cell>
          <table:table-cell table:style-name="Table1.C2" office:value-type="string">
            <text:p text:style-name="P13">NO</text:p>
          </table:table-cell>
        </table:table-row>
        <table:table-row>
          <table:table-cell table:style-name="Table1.A2" office:value-type="string">
            <text:p text:style-name="P15">Unificacion de formatos y criterios</text:p>
          </table:table-cell>
          <table:table-cell table:style-name="Table1.A2" office:value-type="string">
            <text:p text:style-name="P13">SI</text:p>
          </table:table-cell>
          <table:table-cell table:style-name="Table1.C2" office:value-type="string">
            <text:p text:style-name="P13">SI</text:p>
          </table:table-cell>
        </table:table-row>
        <table:table-row>
          <table:table-cell table:style-name="Table1.A2" office:value-type="string">
            <text:p text:style-name="P15">Cumplimiento de los objetivos del departamento/empresa</text:p>
          </table:table-cell>
          <table:table-cell table:style-name="Table1.A2" office:value-type="string">
            <text:p text:style-name="P13">SI</text:p>
          </table:table-cell>
          <table:table-cell table:style-name="Table1.C2" office:value-type="string">
            <text:p text:style-name="P13">NO</text:p>
          </table:table-cell>
        </table:table-row>
      </table:table>
      <text:p text:style-name="P4"/>
      <text:p text:style-name="P3">Selección de la solucion</text:p>
      <text:p text:style-name="P5">La solucion seleccionada es la alternativa 1 ya que permite la distribucion de las actividades a todas las partes involucradas, incluyendo la centralizacion de la informacion.</text:p>
      <text:p text:style-name="P5"><text:soft-page-break/>La inversion en crecimiento de la infraestructura para el servidor es un punto aceptado por el cliente.</text:p>
      <text:p text:style-name="P3"/>
      <text:p text:style-name="P9">Detalles especificos del proyecto se analizaran en el documento de requerimientos a redactarse.</text:p>
      <text:p text:style-name="P5"/>
      <text:p text:style-name="P3"/>
      <text:p text:style-name="P5"/>
      <text:p text:style-name="P4"/>
      <text:p text:style-name="P4"/>
      <text:p text:style-name="P4"/>
      <text:p text:style-name="P4">________________________________<text:tab/><text:tab/><text:tab/><text:tab/></text:p>
      <text:p text:style-name="P2"><text:s text:c="14"/>Encargado(s) del Proyecto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PY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cm" fo:line-height="100%" fo:text-align="center" style:justify-single-word="false" fo:text-indent="0cm" style:auto-text-indent="false" style:page-number="auto"/>
      <style:text-properties style:font-name="Times New Roman" fo:font-size="18pt" fo:language="es" fo:country="ES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4T20:34:47</meta:creation-date>
    <dc:date>2009-07-27T18:44:07</dc:date>
    <meta:editing-duration>PT00H53M22S</meta:editing-duration>
    <meta:editing-cycles>3</meta:editing-cycles>
    <meta:generator>OpenOffice.org/3.0$Linux OpenOffice.org_project/300m15$Build-9379</meta:generator>
    <meta:document-statistic meta:table-count="1" meta:image-count="0" meta:object-count="0" meta:page-count="3" meta:paragraph-count="56" meta:word-count="536" meta:character-count="3547"/>
    <meta:user-defined meta:name="Info 1"/>
    <meta:user-defined meta:name="Info 2"/>
    <meta:user-defined meta:name="Info 3"/>
    <meta:user-defined meta:name="Info 4"/>
  </office:meta>
</office:document-meta>
</file>